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197816560F1A8CB65E6.png" manifest:media-type="image/png"/>
  <manifest:file-entry manifest:full-path="Pictures/1000000000000F9000000BACB4C21467973DCC40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41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18.999cm" svg:height="14.248cm" svg:x="1cm" svg:y="7.725cm">
          <draw:image xlink:href="Pictures/1000000000000F9000000BACB4C21467973DCC40.jpg" xlink:type="simple" xlink:show="embed" xlink:actuate="onLoad">
            <text:p/>
          </draw:image>
        </draw:frame>
        <draw:frame draw:style-name="gr2" draw:text-style-name="P1" draw:layer="layout" svg:width="3.458cm" svg:height="3.4cm" svg:x="8.842cm" svg:y="14.3cm">
          <draw:image xlink:href="Pictures/100002010000019E00000197816560F1A8CB65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26%" draw:shadow-opacity="26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9T00:18:33.264609375</dc:date>
    <meta:editing-duration>PT7M54S</meta:editing-duration>
    <meta:editing-cycles>1</meta:editing-cycles>
    <meta:document-statistic meta:object-count="2"/>
    <meta:generator>LibreOffice/5.1.6.2$Linux_X86_64 LibreOffice_project/10m0$Build-2</meta:generator>
  </office:meta>
</office:document-meta>
</file>